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3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4" style:family="paragraph" style:parent-style-name="Standard" style:list-style-name="WWNum6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T1" style:family="text">
      <style:text-properties fo:color="#cc4125" fo:font-size="18pt" fo:font-weight="bold" style:font-size-asian="18pt" style:font-weight-asian="bold" style:font-size-complex="18pt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color="#ff9900" fo:font-size="14pt" fo:font-weight="bold" style:font-size-asian="14pt" style:font-weight-asian="bold" style:font-size-complex="14pt"/>
    </style:style>
    <style:style style:name="T9" style:family="text">
      <style:text-properties fo:color="#999999" fo:font-size="14pt" style:font-size-asian="14pt" style:font-size-complex="14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Times New Roman" fo:font-size="7pt" fo:font-style="italic" style:font-name-asian="Times New Roman1" style:font-size-asian="7pt" style:font-style-asian="italic" style:font-name-complex="Times New Roman1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–––––––––––– Sample Research Guide –––––––––––––</text:span></text:p>
      <text:p text:style-name="P1"/>
      <text:p text:style-name="P1"><text:span text:style-name="T2">Fitness Habits</text:span><text:span text:style-name="T3"> - 12/12/2015</text:span></text:p>
      <text:p text:style-name="P1"><text:s/></text:p>
      <text:p text:style-name="P1"><text:span text:style-name="T4">Research Objectives / Introduction</text:span></text:p>
      <text:p text:style-name="P1"><text:span text:style-name="T5">Note: This is to set the tone for the interviewee or group. </text:span></text:p>
      <text:p text:style-name="P1"/>
      <text:list xml:id="list1493646079429144863" text:style-name="WWNum3">
        <text:list-item>
          <text:p text:style-name="P3"><text:span text:style-name="T5">My name is....</text:span></text:p>
        </text:list-item>
        <text:list-item>
          <text:p text:style-name="P3"><text:span text:style-name="T5">Thanks for talking to us today, we’ll be about 45 minutes.</text:span></text:p>
        </text:list-item>
        <text:list-item>
          <text:p text:style-name="P3"><text:span text:style-name="T5">We’re constantly trying to improve our product, and getting your frank feedback is a really important part of that.</text:span></text:p>
        </text:list-item>
        <text:list-item>
          <text:p text:style-name="P3"><text:span text:style-name="T5">This discussion is confidential – your personal information or specific answers won’t be used publicly so don’t hesitate speak your mind.</text:span></text:p>
        </text:list-item>
        <text:list-item>
          <text:p text:style-name="P3"><text:span text:style-name="T5">No right or wrong answers - very important to not say what you think I want to hear, but what you are actually thinking/feeling. Feel free to stop us at anytime for clarification, questions, or concerns.</text:span></text:p>
        </text:list-item>
        <text:list-item>
          <text:p text:style-name="P3"><text:span text:style-name="T5">We’ll be running through a few questions and scenarios from your day.</text:span></text:p>
        </text:list-item>
        <text:list-item>
          <text:p text:style-name="P3"><text:span text:style-name="T5">We’d like you to speak out loud and tell us about everything you’re thinking/feeling/etc.</text:span></text:p>
        </text:list-item>
        <text:list-item>
          <text:p text:style-name="P3"><text:span text:style-name="T5">You’ll be recorded, but this information will not be distributed beyond our team.</text:span></text:p>
        </text:list-item>
      </text:list>
      <text:p text:style-name="P1"><text:span text:style-name="T5"><text:tab/><text:tab/><text:tab/><text:tab/><text:tab/></text:span></text:p>
      <text:list xml:id="list3374671887612354019" text:style-name="WWNum6">
        <text:list-item>
          <text:p text:style-name="P4"><text:span text:style-name="T7">Understand people's current fitness habits </text:span></text:p>
        </text:list-item>
        <text:list-item>
          <text:p text:style-name="P4"><text:span text:style-name="T7">Understand whether they look for digital tools to help modify their fitness habits</text:span></text:p>
        </text:list-item>
        <text:list-item>
          <text:p text:style-name="P4"><text:span text:style-name="T7">Determine if family, friends or peers play an important role in shaping people's fitness behaviour.</text:span></text:p>
        </text:list-item>
      </text:list>
      <text:p text:style-name="P1"/>
      <text:p text:style-name="P1"><text:span text:style-name="T6">Link / URL if applicable:</text:span></text:p>
      <text:p text:style-name="P1"/>
      <text:p text:style-name="P1"/>
      <text:p text:style-name="P1"/>
      <text:p text:style-name="P1"/>
      <text:p text:style-name="P1"><text:span text:style-name="T4">A) <text:s/>Persona Group: </text:span><text:span text:style-name="T8">Active Professionals</text:span></text:p>
      <text:p text:style-name="P1"/>
      <text:p text:style-name="P1"/>
      <text:p text:style-name="P1"/>
      <text:p text:style-name="P1"/>
      <text:p text:style-name="P1"><text:span text:style-name="T4">B) <text:s/>Participant Background <text:s/></text:span><text:span text:style-name="T9">(5 minutes)</text:span></text:p>
      <text:p text:style-name="P1"/>
      <text:list xml:id="list3178792088398978976" text:style-name="WWNum4">
        <text:list-item>
          <text:p text:style-name="P5">Where do you live?</text:p>
        </text:list-item>
        <text:list-item>
          <text:p text:style-name="P5">What kind of work do you do?</text:p>
        </text:list-item>
        <text:list-item>
          <text:p text:style-name="P5">For how long have you been doing that?</text:p>
        </text:list-item>
        <text:list-item>
          <text:p text:style-name="P5">What kinds of activities, hobbies or projects do you like to do when you’re not working?</text:p>
        </text:list-item>
      </text:list>
      <text:p text:style-name="P1"/>
      <text:p text:style-name="P1"/>
      <text:p text:style-name="P1"/>
      <text:p text:style-name="P1"/>
      <text:p text:style-name="P1"><text:soft-page-break/><text:span text:style-name="T4">C) <text:s/>Activities and Habits </text:span><text:span text:style-name="T9">(10 minutes)</text:span></text:p>
      <text:list xml:id="list2094185998296536757" text:style-name="WWNum5">
        <text:list-item>
          <text:p text:style-name="P6"><text:s/>What do you do to take care of yourself? To stay in shape? To stay active?</text:p>
        </text:list-item>
        <text:list-item>
          <text:p text:style-name="P6">Can you list the sports, exercise, classes you participate in?</text:p>
        </text:list-item>
        <text:list-item>
          <text:p text:style-name="P6">How many times did you participate in the activities in the last week?</text:p>
        </text:list-item>
        <text:list-item>
          <text:p text:style-name="P6">Are there any other healthy habits in your day?</text:p>
        </text:list-item>
      </text:list>
      <text:p text:style-name="P1"><text:span text:style-name="T10"><text:s/></text:span></text:p>
      <text:p text:style-name="P1"/>
      <text:p text:style-name="P1"/>
      <text:p text:style-name="P1"><text:span text:style-name="T4">D) <text:s/>Use of Tools and Apps </text:span><text:span text:style-name="T9">(10 minutes)</text:span></text:p>
      <text:list xml:id="list6968037898756465192" text:style-name="WWNum1">
        <text:list-item>
          <text:p text:style-name="P7">Have you used any apps or other programs to help you with fitness? Which ones?</text:p>
        </text:list-item>
        <text:list-item>
          <text:p text:style-name="P7">What did you want them to do for you?</text:p>
        </text:list-item>
        <text:list-item>
          <text:p text:style-name="P7">What was your expected outcome from using these apps?</text:p>
        </text:list-item>
        <text:list-item>
          <text:p text:style-name="P7">What do you like about them?</text:p>
        </text:list-item>
        <text:list-item>
          <text:p text:style-name="P7">What do you dislike about them?</text:p>
        </text:list-item>
        <text:list-item>
          <text:p text:style-name="P7">Did you pay for them? Why? Why not?</text:p>
        </text:list-item>
      </text:list>
      <text:p text:style-name="P1"><text:span text:style-name="T10"><text:s/></text:span></text:p>
      <text:p text:style-name="P1"/>
      <text:p text:style-name="P1"/>
      <text:p text:style-name="P1"/>
      <text:p text:style-name="P1"><text:span text:style-name="T4">E) <text:s/>Wrap-up <text:s/></text:span><text:span text:style-name="T9">(5 minutes)</text:span></text:p>
      <text:list xml:id="list7040234900239217099" text:style-name="WWNum2">
        <text:list-item>
          <text:p text:style-name="P8"><text:span text:style-name="T11"><text:s/></text:span><text:span text:style-name="T5">Is there anything else they would like to share? <text:s/>Anything we missed?</text:span></text:p>
        </text:list-item>
        <text:list-item>
          <text:p text:style-name="P8"><text:span text:style-name="T5">May we follow-up? If so, when would be a good time?</text:span></text:p>
        </text:list-item>
        <text:list-item>
          <text:p text:style-name="P8"><text:span text:style-name="T5">Thank you for your tim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2" style:font-family-asian="Arial" style:font-family-generic-asian="system" style:font-pitch-asian="variable" style:font-size-asian="16pt" style:font-style-asian="normal" style:font-weight-asian="normal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2" style:font-family-asian="Arial" style:font-family-generic-asian="system" style:font-pitch-asian="variable" style:font-size-asian="11pt" style:font-style-asian="italic" style:font-weight-asian="normal" style:font-name-complex="Arial2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2" style:font-family-asian="Arial" style:font-family-generic-asian="system" style:font-pitch-asian="variable" style:font-size-asian="26pt" style:font-style-asian="normal" style:font-weight-asian="normal" style:font-name-complex="Arial2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2" style:font-family-asian="Arial" style:font-family-generic-asian="system" style:font-pitch-asian="variable" style:font-size-asian="15pt" style:font-style-asian="normal" style:font-weight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7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5.75in" fo:margin-left="3in"/>
        </style:list-level-properties>
        <style:text-properties style:font-name="Arial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6.75in" fo:margin-left="3.5in"/>
        </style:list-level-properties>
        <style:text-properties style:font-name="Arial1"/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7.7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8.7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2" meta:word-count="409" meta:character-count="2251" meta:non-whitespace-character-count="1885"/>
    <meta:generator>LibreOffice/5.1.1.3$Linux_X86_64 LibreOffice_project/10m0$Build-3</meta:generator>
  </office:meta>
</office:document-meta>
</file>